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officeooo:rsid="0011e9e2" officeooo:paragraph-rsid="0011e9e2"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1e9e2" officeooo:paragraph-rsid="0011e9e2"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1e9e2" officeooo:paragraph-rsid="001cc964"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12329e"/>
    </style:style>
    <style:style style:name="P5" style:family="paragraph" style:parent-style-name="Standard">
      <style:paragraph-properties fo:text-align="justify" style:justify-single-word="false"/>
      <style:text-properties officeooo:paragraph-rsid="0011e9e2"/>
    </style:style>
    <style:style style:name="P6" style:family="paragraph" style:parent-style-name="Standard">
      <style:paragraph-properties fo:text-align="justify" style:justify-single-word="false"/>
      <style:text-properties officeooo:paragraph-rsid="001ebebe"/>
    </style:style>
    <style:style style:name="P7" style:family="paragraph" style:parent-style-name="Standard">
      <style:paragraph-properties fo:text-align="justify" style:justify-single-word="false"/>
      <style:text-properties officeooo:rsid="002247a2" officeooo:paragraph-rsid="002247a2"/>
    </style:style>
    <style:style style:name="T1" style:family="text">
      <style:text-properties fo:font-size="12pt" fo:font-weight="normal" officeooo:rsid="0011e9e2" style:font-size-asian="12pt" style:font-weight-asian="normal" style:font-size-complex="12pt" style:font-weight-complex="normal"/>
    </style:style>
    <style:style style:name="T2" style:family="text">
      <style:text-properties officeooo:rsid="001755d4"/>
    </style:style>
    <style:style style:name="T3" style:family="text">
      <style:text-properties officeooo:rsid="001898d6"/>
    </style:style>
    <style:style style:name="T4" style:family="text">
      <style:text-properties officeooo:rsid="001cf33e"/>
    </style:style>
    <style:style style:name="T5" style:family="text">
      <style:text-properties officeooo:rsid="001dfc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sumé du projet qui sera présenté à l’examen de développeur web / web mobile par Christophe Meckler</text:p>
      <text:p text:style-name="P1"/>
      <text:p text:style-name="P3"><text:tab/>Le projet que je vais présenter lors de l’examen est issu de ma passion pour le piano, de la rigueur nécessaire pour apprendre à en jouer et de la difficulté à trouver un site gratuit proposant des vidéos ayant pour thème principal la pédagogie musicale. Il existe bien-sûr des sites comme YouTube qui proposent des millions de vidéos sur ce thème mais la qualité n’est pas forcément au rendez-vous. </text:p>
      <text:p text:style-name="P3"><text:tab/>J’ai donc essayé de mettre en œuvre les compétences que j’ai acquises lors de ma formation pour créer un site qui a pour nom «Beyond The Abyss». Ce nom est une allusion au fait que souvent, lorsque l’on s’attaque à l’apprentissage d’un instrument de musique (ou de tout autre domaine), un abîme semble parfois apparaître entre notre niveau actuel et celui qu il nous faudrait pour arriver à faire certaines choses. Ce site a donc la prétention, en toute modestie, de fournir un contenu gratuit permettant d’aller au-delà de cet abîme grâce à la mise en place d’un système d’échange collaboratif basé sur une monnaie virtuelle gérée par différentes règles.</text:p>
      <text:p text:style-name="P4"><text:span text:style-name="T1"><text:tab/></text:span>N’ayant pas la possibilité de présenter quelque chose de substantiel, et surtout de personnel, à l’issue de mon stage en entreprise, j ai donc pris l’initiative de réaliser un site dont je suis l’unique créateur. En effet, il me semble beaucoup plus formateur et bien plus représentatif des compétences que je maîtrise de présenter quelque chose que j ai construit de A à Z. De plus, je me suis imposé comme contrainte d’utiliser le plus possible les langages de base en ayant recours à des librairies uniquement lorsque cela devenait vraiment trop compliqué, ou fastidieux, à coder «à la main». <text:span text:style-name="T1"><text:s/></text:span></text:p>
      <text:p text:style-name="P5"><text:span text:style-name="T1"><text:tab/></text:span>Il va de soi, que je ne prétend pas avoir acquis une maîtrise approfondi des langages de bases au moment de la rédaction de ce<text:span text:style-name="T2">ci</text:span>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 en utilisant des frameworks etc. (avec un résultat final certainement tout aussi fonctionnel), aurait probablement été plus vague et donc, ce projet, moins formateur à mes yeux. </text:p>
      <text:p text:style-name="P6"><text:tab/>Ce projet, bien que le résultat me satisfasse, n’a pas pour vocation à se retrouver en ligne, du moins au moment de la rédaction de ce<text:span text:style-name="T3">ci</text:span>. En l’état, il n’est pour moi qu’un outil pédagogique visant à valider mes compétences au terme de la formation que j’ai suivi chez PopSchool. Les choses ne sont pas figées, peut-être qu’<text:span text:style-name="T5">à</text:span> l’avenir cela évoluera mais pour l’instant ce n’est pas d’actualité. <text:tab/></text:p>
      <text:p text:style-name="P6"><text:tab/>Une des raisons qui explique cela est aussi une des particularités de ce site qui est entièrement constitué de nuances de gris. Étant daltonien et le design (qui est un métier à part entière) de ce site mon œuvre, j’ai évité d’utiliser des couleurs car le résultat n’aurait sans doute pas été très heureux... </text:p>
      <text:p text:style-name="P6"/>
      <text:p text:style-name="P7">Christophe Meckler</text:p>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5:34:00.943000000</meta:creation-date>
    <meta:generator>LibreOffice/7.4.1.2$Windows_X86_64 LibreOffice_project/3c58a8f3a960df8bc8fd77b461821e42c061c5f0</meta:generator>
    <dc:date>2022-10-20T15:56:12.752000000</dc:date>
    <meta:editing-duration>PT22M3S</meta:editing-duration>
    <meta:editing-cycles>21</meta:editing-cycles>
    <meta:document-statistic meta:table-count="0" meta:image-count="0" meta:object-count="0" meta:page-count="1" meta:paragraph-count="8" meta:word-count="549" meta:character-count="3252" meta:non-whitespace-character-count="2698"/>
  </office:meta>
</office:document-meta>
</file>